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2pt" fo:font-style="normal" style:font-size-asian="12pt" style:font-style-asian="normal" style:font-size-complex="12pt" style:font-style-complex="normal"/>
    </style:style>
    <style:style style:name="P2" style:family="paragraph" style:parent-style-name="Standard">
      <style:paragraph-properties fo:text-align="start" style:justify-single-word="false"/>
      <style:text-properties style:font-name="Liberation Serif" fo:font-size="12pt" fo:font-style="normal" style:font-size-asian="12pt" style:font-style-asian="normal" style:font-size-complex="12pt" style:font-style-complex="normal"/>
    </style:style>
    <style:style style:name="P3" style:family="paragraph" style:parent-style-name="Standard">
      <style:paragraph-properties fo:text-align="start" style:justify-single-word="false"/>
      <style:text-properties style:font-name="Liberation Serif" fo:font-size="12pt" style:font-size-asian="12pt" style:font-size-complex="12pt"/>
    </style:style>
    <style:style style:name="P4" style:family="paragraph" style:parent-style-name="Standard">
      <style:paragraph-properties fo:margin-left="0cm" fo:margin-right="0cm" fo:text-align="start" style:justify-single-word="false" fo:text-indent="0cm" style:auto-text-indent="false"/>
      <style:text-properties style:font-name="Liberation Serif" fo:font-size="12pt" fo:font-style="normal" style:font-name-asian="Monospace" style:font-size-asian="12pt" style:font-style-asian="normal" style:font-name-complex="Monospace" style:font-size-complex="12pt" style:font-style-complex="normal"/>
    </style:style>
    <style:style style:name="P5" style:family="paragraph" style:parent-style-name="Standard">
      <style:paragraph-properties fo:margin-left="0cm" fo:margin-right="0cm" fo:text-align="start" style:justify-single-word="false" fo:text-indent="0cm" style:auto-text-indent="false"/>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margin-left="1.251cm" fo:margin-right="0cm" fo:text-align="start" style:justify-single-word="false" fo:text-indent="0cm" style:auto-text-indent="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margin-left="1.251cm" fo:margin-right="0cm" fo:text-align="start" style:justify-single-word="false" fo:text-indent="0cm" style:auto-text-indent="false"/>
      <style:text-properties style:font-name="Liberation Serif"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margin-left="1.251cm" fo:margin-right="0cm" fo:text-align="start" style:justify-single-word="false" fo:text-indent="0cm" style:auto-text-indent="false"/>
      <style:text-properties fo:font-style="normal" style:font-style-asian="normal" style:font-style-complex="normal"/>
    </style:style>
    <style:style style:name="P9" style:family="paragraph" style:parent-style-name="Standard">
      <style:paragraph-properties fo:text-align="start" style:justify-single-word="false"/>
      <style:text-properties style:font-name="Liberation Serif" fo:font-size="12pt" fo:language="fr" fo:country="FR"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0" style:family="paragraph" style:parent-style-name="Standard">
      <style:paragraph-properties fo:text-align="start" style:justify-single-word="false"/>
      <style:text-properties style:font-name="Liberation Serif" fo:font-size="12pt" fo:language="fr" fo:country="FR" fo:font-style="normal" style:text-underline-style="solid" style:text-underline-width="auto" style:text-underline-color="font-color" fo:font-weight="normal" style:font-name-asian="Monospace" style:font-size-asian="12pt" style:font-style-asian="normal" style:font-weight-asian="normal" style:font-name-complex="Monospace" style:font-size-complex="12pt" style:font-style-complex="normal" style:font-weight-complex="normal"/>
    </style:style>
    <style:style style:name="P11" style:family="paragraph" style:parent-style-name="Standard" style:list-style-name="L1">
      <style:paragraph-properties fo:text-align="start" style:justify-single-word="false"/>
    </style:style>
    <style:style style:name="P12" style:family="paragraph" style:parent-style-name="Standard" style:list-style-name="L2">
      <style:paragraph-properties fo:text-align="start" style:justify-single-word="false"/>
    </style:style>
    <style:style style:name="P13" style:family="paragraph" style:parent-style-name="Standard" style:list-style-name="L1">
      <style:paragraph-properties fo:text-align="start" style:justify-single-word="false"/>
      <style:text-properties fo:color="#000000"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4" style:family="paragraph" style:parent-style-name="Standard" style:list-style-name="L3">
      <style:paragraph-properties fo:text-align="start" style:justify-single-word="false"/>
      <style:text-properties fo:color="#000000" style:font-name="Liberation Serif"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15" style:family="paragraph" style:parent-style-name="Standard">
      <style:paragraph-properties fo:margin-left="1.251cm" fo:margin-right="0cm" fo:text-align="start" style:justify-single-word="false" fo:text-indent="0cm" style:auto-text-indent="false"/>
      <style:text-properties style:font-name="Liberation Serif" fo:font-size="12pt" fo:language="fr" fo:country="FR"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6" style:family="paragraph" style:parent-style-name="Standard">
      <style:paragraph-properties fo:margin-left="1.251cm" fo:margin-right="0cm" fo:text-align="start" style:justify-single-word="false" fo:text-indent="0cm" style:auto-text-indent="false"/>
      <style:text-properties style:font-name="Comic Sans MS" fo:font-size="10pt" fo:language="fr" fo:country="FR" fo:font-style="italic" style:text-underline-style="none" fo:font-weight="normal" style:font-name-asian="Monospace" style:font-size-asian="10pt" style:font-style-asian="italic" style:font-weight-asian="normal" style:font-name-complex="Monospace" style:font-size-complex="10pt" style:font-style-complex="italic" style:font-weight-complex="normal"/>
    </style:style>
    <style:style style:name="P17" style:family="paragraph" style:parent-style-name="Standard">
      <style:paragraph-properties fo:margin-left="1.251cm" fo:margin-right="0cm" fo:text-align="start" style:justify-single-word="false" fo:text-indent="0cm" style:auto-text-indent="false"/>
      <style:text-properties fo:color="#000000" style:font-name="Liberation Serif"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18" style:family="paragraph" style:parent-style-name="Standard">
      <style:paragraph-properties fo:margin-left="1.251cm" fo:margin-right="0cm" fo:text-align="start" style:justify-single-word="false" fo:text-indent="0cm" style:auto-text-indent="false"/>
      <style:text-properties fo:color="#000000" style:font-name="Comic Sans MS" fo:font-size="10pt" fo:font-style="italic" style:text-underline-style="none" fo:font-weight="normal" style:font-name-asian="Monospace" style:font-size-asian="8.75pt" style:font-style-asian="italic" style:font-weight-asian="normal" style:font-name-complex="Monospace" style:font-size-complex="10pt" style:font-style-complex="italic" style:font-weight-complex="normal"/>
    </style:style>
    <style:style style:name="P19"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normal" style:text-underline-style="solid" style:text-underline-width="auto" style:text-underline-color="font-color" fo:font-weight="normal" style:font-name-asian="Monospace" style:font-size-asian="12pt" style:font-style-asian="normal" style:font-weight-asian="normal" style:font-name-complex="Monospace" style:font-size-complex="12pt" style:font-style-complex="normal" style:font-weight-complex="normal"/>
    </style:style>
    <style:style style:name="P20"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21"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T1" style:family="text">
      <style:text-properties fo:font-style="normal" style:font-style-asian="normal" style:font-style-complex="normal"/>
    </style:style>
    <style:style style:name="T2" style:family="text">
      <style:text-properties style:font-name="Liberation Serif" fo:font-size="12pt" style:text-underline-style="none" fo:font-weight="normal" style:font-size-asian="12pt" style:font-weight-asian="normal" style:font-size-complex="12pt" style:font-weight-complex="normal"/>
    </style:style>
    <style:style style:name="T3" style:family="text">
      <style:text-properties fo:color="#000000" style:font-name="Comic Sans MS" fo:font-size="10pt" fo:font-style="italic" style:text-underline-style="none" fo:font-weight="normal" style:font-name-asian="Monospace" style:font-size-asian="8.75pt" style:font-style-asian="italic" style:font-weight-asian="normal" style:font-name-complex="Monospace" style:font-size-complex="10pt" style:font-style-complex="italic" style:font-weight-complex="normal"/>
    </style:style>
    <style:style style:name="T4" style:family="text">
      <style:text-properties fo:color="#000000" style:font-name="Comic Sans MS" fo:font-size="10pt" fo:font-style="italic" style:font-name-asian="Monospace" style:font-size-asian="8.75pt" style:font-style-asian="italic" style:font-name-complex="Monospace" style:font-size-complex="10pt" style:font-style-complex="italic"/>
    </style:style>
    <style:style style:name="T5" style:family="text">
      <style:text-properties fo:color="#000000" style:font-name="Comic Sans MS" fo:font-size="10pt" fo:font-style="italic" style:font-name-asian="Monospace" style:font-size-asian="10pt" style:font-style-asian="italic" style:font-name-complex="Monospace" style:font-size-complex="10pt" style:font-style-complex="italic"/>
    </style:style>
    <style:style style:name="T6" style:family="text">
      <style:text-properties fo:color="#000000" style:font-name="Comic Sans MS" fo:font-size="10pt" style:font-name-asian="Monospace" style:font-size-asian="8.75pt" style:font-name-complex="Monospace" style:font-size-complex="10pt"/>
    </style:style>
    <style:style style:name="T7" style:family="text">
      <style:text-properties fo:color="#000000" style:font-name="Liberation Serif" fo:font-size="12pt" style:text-underline-style="none" fo:font-weight="normal" style:font-name-asian="Monospace" style:font-size-asian="10.5pt" style:font-weight-asian="normal" style:font-name-complex="Monospace" style:font-size-complex="12pt" style:font-weight-complex="normal"/>
    </style:style>
    <style:style style:name="T8" style:family="text">
      <style:text-properties fo:color="#000000"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9" style:family="text">
      <style:text-properties fo:color="#000000" style:font-name="Liberation Serif" style:font-name-asian="Monospace" style:font-size-asian="10.5pt" style:font-name-complex="Monospace"/>
    </style:style>
    <style:style style:name="T10" style:family="text">
      <style:text-properties fo:color="#000000" style:font-name="Liberation Serif" style:font-name-asian="Monospace" style:font-name-complex="Monospace"/>
    </style:style>
    <style:style style:name="T11" style:family="text">
      <style:text-properties fo:color="#000000" style:font-name="Liberation Serif" style:font-name-asian="Monospace" style:font-size-asian="12pt" style:font-name-complex="Monospace"/>
    </style:style>
    <style:style style:name="T12" style:family="text">
      <style:text-properties fo:color="#000000" style:font-name-asian="Monospace" style:font-name-complex="Monospace"/>
    </style:style>
    <style:style style:name="T13" style:family="text">
      <style:text-properties style:font-name="Comic Sans MS" fo:font-size="10pt" fo:font-style="italic" style:text-underline-style="none" fo:font-weight="normal" style:font-size-asian="10pt" style:font-style-asian="italic" style:font-weight-asian="normal" style:font-size-complex="10pt"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3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nexe au compte rendu d’activités</text:p>
      <text:p text:style-name="P1">de Michaël Ory</text:p>
      <text:p text:style-name="P1">du 01/06/2012 au 29/06/2012</text:p>
      <text:p text:style-name="P2"/>
      <text:p text:style-name="P3">Au cour de ce mois de Juin et dans le cadre de la recherche sur Generic System, j'ai participé à la réflexion et à la mise en place du <text:span text:style-name="T1">framework</text:span> de propriétés système.</text:p>
      <text:p text:style-name="P9"/>
      <text:p text:style-name="P10">Le problème des relations multidirectionnelles</text:p>
      <text:p text:style-name="P15">Prenons un exemple : un homme conduit une voiture</text:p>
      <text:p text:style-name="P15"><draw:frame text:anchor-type="paragraph" draw:z-index="0" draw:style-name="gr1" svg:width="1.712cm" svg:height="0.489cm" svg:x="3.085cm" svg:y="0.141cm"><draw:text-box><text:p>Homme</text:p></draw:text-box></draw:frame><draw:frame text:anchor-type="paragraph" draw:z-index="1" draw:style-name="gr1" svg:width="1.712cm" svg:height="0.489cm" svg:x="5.749cm" svg:y="0.141cm"><draw:text-box><text:p>Conduit</text:p></draw:text-box></draw:frame><draw:frame text:anchor-type="paragraph" draw:z-index="2" draw:style-name="gr1" svg:width="1.712cm" svg:height="0.489cm" svg:x="8.43cm" svg:y="0.192cm"><draw:text-box><text:p>Voiture</text:p></draw:text-box></draw:frame><draw:custom-shape text:anchor-type="paragraph" draw:z-index="3" draw:style-name="gr2" svg:width="1.112cm" svg:height="0.253cm" svg:x="4.531cm" svg:y="0.29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2" svg:width="1.077cm" svg:height="0.23cm" svg:x="7.265cm" svg:y="0.328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5"/>
      <text:p text:style-name="P15">Nous avons deux types (Homme et Voiture) et une relation (Conduit) entre Homme et Voiture.</text:p>
      <text:p text:style-name="P15">Pour créer cette relation avec Generic System nous ferons :</text:p>
      <text:p text:style-name="P16">relation = Homme.addRelation(« Conduit », Voiture)</text:p>
      <text:p text:style-name="P15"/>
      <text:p text:style-name="P6">La relation nouvellement créé est unidirectionnel : nous pouvons récupérer pour un homme toutes les voitures conduites par cet homme. Par contre nous ne pouvons pas récupérer pour une voiture tout les hommes qui la conduise.</text:p>
      <text:p text:style-name="P6"/>
      <text:p text:style-name="P6">Il existe des cas où la relation unidirectionnel est correcte, le système doit donc pouvoir gérer les deux types de relation.</text:p>
      <text:p text:style-name="P6"/>
      <text:p text:style-name="P7">Hypothèse de travail</text:p>
      <text:p text:style-name="P8"><text:span text:style-name="T2">Comme actuellement le graphe est unidirectionnel, il serait intéressant que l'utilisateur puisse ajouter la ligne </text:span><text:span text:style-name="T13">relatin.</text:span><text:span text:style-name="T3">enableMultiDirectional() </text:span><text:span text:style-name="T7">afin de rendre la relation multidirectionnelle. Cette information de multidirectionnalité serait donc une propriété qui serait activé ou non par l'utilisateur.</text:span></text:p>
      <text:p text:style-name="P17"/>
      <text:p text:style-name="P10">Le problème de la suppression en cascade</text:p>
      <text:p text:style-name="P15">Prenons le même exemple en ajoutant des instances : michael conduit la bmw</text:p>
      <text:p text:style-name="P15"><draw:frame text:anchor-type="paragraph" draw:z-index="5" draw:style-name="gr1" svg:width="1.712cm" svg:height="0.489cm" svg:x="3.085cm" svg:y="0.141cm"><draw:text-box><text:p>Homme</text:p></draw:text-box></draw:frame><draw:frame text:anchor-type="paragraph" draw:z-index="6" draw:style-name="gr1" svg:width="1.712cm" svg:height="0.489cm" svg:x="5.749cm" svg:y="0.141cm"><draw:text-box><text:p>Conduit</text:p></draw:text-box></draw:frame><draw:frame text:anchor-type="paragraph" draw:z-index="7" draw:style-name="gr1" svg:width="1.712cm" svg:height="0.489cm" svg:x="8.43cm" svg:y="0.192cm"><draw:text-box><text:p>Voiture</text:p></draw:text-box></draw:frame><draw:custom-shape text:anchor-type="paragraph" draw:z-index="8" draw:style-name="gr2" svg:width="1.112cm" svg:height="0.253cm" svg:x="4.531cm" svg:y="0.29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 draw:style-name="gr2" svg:width="1.077cm" svg:height="0.23cm" svg:x="7.265cm" svg:y="0.328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5"><draw:custom-shape text:anchor-type="paragraph" draw:z-index="15" draw:style-name="gr3" svg:width="0.283cm" svg:height="0.588cm" svg:x="3.507cm" svg:y="0.14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6" draw:style-name="gr3" svg:width="0.283cm" svg:height="0.588cm" svg:x="6.346cm" svg:y="0.14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7" draw:style-name="gr3" svg:width="0.283cm" svg:height="0.588cm" svg:x="8.745cm" svg:y="0.19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5"><draw:frame text:anchor-type="paragraph" draw:z-index="9" draw:style-name="gr1" svg:width="1.712cm" svg:height="0.489cm" svg:x="3.085cm" svg:y="0.141cm"><draw:text-box><text:p>michael</text:p></draw:text-box></draw:frame><draw:frame text:anchor-type="paragraph" draw:z-index="10" draw:style-name="gr1" svg:width="1.712cm" svg:height="0.489cm" svg:x="8.394cm" svg:y="0.245cm"><draw:text-box><text:p>bmw</text:p></draw:text-box></draw:frame><draw:frame text:anchor-type="paragraph" draw:z-index="11" draw:style-name="gr1" svg:width="1.712cm" svg:height="0.489cm" svg:x="5.749cm" svg:y="0.141cm"><draw:text-box><text:p>conduit</text:p></draw:text-box></draw:frame><draw:custom-shape text:anchor-type="paragraph" draw:z-index="12" draw:style-name="gr2" svg:width="1.112cm" svg:height="0.253cm" svg:x="4.531cm" svg:y="0.29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 draw:style-name="gr2" svg:width="1.077cm" svg:height="0.23cm" svg:x="7.265cm" svg:y="0.328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5"/>
      <text:p text:style-name="P15">Nous avons toujours nos deux types (Homme et Voiture) et notre relation (Conduit) entre Homme et Voiture. En plus nous avons une instance du type Homme (michael), une instance du type Voiture (bmw) et une instance de la relation (conduit) entre michael et bmw.</text:p>
      <text:p text:style-name="P15">Pour créer ce link avec Generic System nous ferons :</text:p>
      <text:p text:style-name="P16">relation = Homme.addRelation(« Conduit », Voiture)</text:p>
      <text:p text:style-name="P16">link = michael.addLink(relation, « conduit », bmw)</text:p>
      <text:p text:style-name="P15"/>
      <text:p text:style-name="P6">Actuellement si nous supprimons notre link, les instances michael et bmw ne sont pas supprimés. La fonctionnalité de cascade remove permettrait de supprimer des informations inutiles. La cascade remove est vérifié lors du parcours des components d'un nœuds supprimés.</text:p>
      <text:p text:style-name="P6"/>
      <text:p text:style-name="P7">Hypothèse de travail</text:p>
      <text:p text:style-name="P6"><text:span text:style-name="T9">Afin de supprimer des nœuds en cascade, il serait intéressant <text:s/></text:span><text:span text:style-name="T12">que l'utilisateur puisse ajouter la ligne </text:span><text:span text:style-name="T4">relation.enableCascadeRemove(1)</text:span><text:span text:style-name="T6">. </text:span><text:span text:style-name="T10">1 étant la position du nœud impacté par la cascade remove (ici bmw, puisque qu'on supprime link). </text:span><text:span text:style-name="T9">Cette information de cascade remove serait donc une propriété qui serait activé ou non par l'utilisateur.</text:span></text:p>
      <text:p text:style-name="P17"><text:soft-page-break/></text:p>
      <text:p text:style-name="P10">Le problème de la referential integrity</text:p>
      <text:p text:style-name="P15">Prenons un exemple : michael est une instance d'Homme</text:p>
      <text:p text:style-name="P15"><draw:frame text:anchor-type="paragraph" draw:z-index="18" draw:style-name="gr1" svg:width="1.712cm" svg:height="0.489cm" svg:x="3.085cm" svg:y="0.141cm"><draw:text-box><text:p>Homme</text:p></draw:text-box></draw:frame></text:p>
      <text:p text:style-name="P15"><draw:custom-shape text:anchor-type="paragraph" draw:z-index="20" draw:style-name="gr3" svg:width="0.283cm" svg:height="0.588cm" svg:x="3.507cm" svg:y="0.14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5"><draw:frame text:anchor-type="paragraph" draw:z-index="19" draw:style-name="gr1" svg:width="1.712cm" svg:height="0.489cm" svg:x="3.085cm" svg:y="0.141cm"><draw:text-box><text:p>michael</text:p></draw:text-box></draw:frame></text:p>
      <text:p text:style-name="P15"/>
      <text:p text:style-name="P15">Nous avons un type (Homme) et une instance du type Homme (michael).</text:p>
      <text:p text:style-name="P15">Pour créer cette instance avec Generic System nous ferons :</text:p>
      <text:p text:style-name="P16">Homme = context.newType(« Homme »)</text:p>
      <text:p text:style-name="P16">michael = Homme.newInstance(« michael »)</text:p>
      <text:p text:style-name="P15"/>
      <text:p text:style-name="P6">Actuellement nous ne pouvons pas supprimer Homme car il y a une instance. La fonctionnalité de referential integrity permettrait d'interdire ou d’autoriser certaine suppression. La referential integrity est vérifié lors du parcours des dépendances d'un nœuds supprimés.</text:p>
      <text:p text:style-name="P6"/>
      <text:p text:style-name="P6">Un nœud est par défaut referantial integrity si c'est une relation, une instance, un sous type ou un attribut d'attribut.</text:p>
      <text:p text:style-name="P6"/>
      <text:p text:style-name="P7">Hypothèse de travail</text:p>
      <text:p text:style-name="P6"><text:span text:style-name="T9">Afin de surcharger le comportement par défaut, il serait intéressant <text:s/>que l'utilisateur puisse ajouter la ligne </text:span><text:span text:style-name="T5">generic</text:span><text:span text:style-name="T4">.enableReferentialIntegrity(1)</text:span><text:span text:style-name="T6">. </text:span><text:span text:style-name="T9">1 étant la position du nœud impacté. Cette information de referential integrity serait donc une propriété qui serait activé ou non par l'utilisateur.</text:span></text:p>
      <text:p text:style-name="P17"/>
      <text:p text:style-name="P19">Trois problématiques, une solution</text:p>
      <text:p text:style-name="P20">Dans nos trois cas ont s’aperçoit qu'il faut poser une information supplémentaire sur un nœud du graphe.</text:p>
      <text:p text:style-name="P6"><text:span text:style-name="T5">relatin.</text:span><text:span text:style-name="T4">enableMultiDirectional()</text:span></text:p>
      <text:p text:style-name="P18">relation.enableCascadeRemove(1)</text:p>
      <text:p text:style-name="P6"><text:span text:style-name="T5">generic</text:span><text:span text:style-name="T4">.enableReferentialIntegrity(1)</text:span></text:p>
      <text:p text:style-name="P21"/>
      <text:p text:style-name="P5"><text:span text:style-name="T12">Affin de gérer les propriétés non axées (multidirectional) des propriétés axées (cascade remove, referential integrity)</text:span><text:span text:style-name="T11">, mise en place de </text:span></text:p>
      <text:list xml:id="list1602919924" text:style-name="L1">
        <text:list-item>
          <text:p text:style-name="P13">méta attribut (attribut posé sur Engine)</text:p>
        </text:list-item>
        <text:list-item>
          <text:p text:style-name="P11"><text:span text:style-name="T8">méta property </text:span><text:span text:style-name="T8">(</text:span><text:span text:style-name="T8">property</text:span><text:span text:style-name="T8"> posé sur Engine)</text:span></text:p>
        </text:list-item>
      </text:list>
      <text:p text:style-name="P21"/>
      <text:p text:style-name="P21">Pour rappel un property est un attribut qui ne peut avoir qu'une seul valeur.</text:p>
      <text:p text:style-name="P21"/>
      <text:p text:style-name="P21">Mise en place de l'api :</text:p>
      <text:list xml:id="list713719318" text:style-name="L2">
        <text:list-item>
          <text:p text:style-name="P12">pour chaque propriété système possibilité de l'activer, la désactiver et de </text:p>
        </text:list-item>
      </text:list>
      <text:p text:style-name="P21"><text:tab/>savoir si elle est activé.</text:p>
      <text:list xml:id="list2066921445" text:style-name="L3">
        <text:list-item>
          <text:p text:style-name="P14">création de méthodes générique afin d'activer, de désactiver et d’interroger n'importe quelle propriété système axée ou non axée.</text:p>
        </text:list-item>
      </text:list>
      <text:p text:style-name="P21">Implémentation des différentes fonctionnalités et création de tests unitaire afin de valider le développement.</text:p>
      <text:p text:style-name="P2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30T17:02:11</meta:creation-date>
    <dc:date>2012-07-09T11:07:11</dc:date>
    <meta:editing-duration>PT8H47M49S</meta:editing-duration>
    <meta:editing-cycles>93</meta:editing-cycles>
    <meta:generator>LibreOffice/3.4$Unix LibreOffice_project/340m1$Build-502</meta:generator>
    <meta:print-date>2012-02-06T16:32:17</meta:print-date>
    <meta:document-statistic meta:table-count="0" meta:image-count="0" meta:object-count="0" meta:page-count="2" meta:paragraph-count="46" meta:word-count="640" meta:character-count="4270" meta:non-whitespace-character-count="3675"/>
  </office:meta>
</office:document-meta>
</file>